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2ed9"/>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paragraph-rsid="001d2ed9" style:font-size-asian="16pt" style:font-size-complex="16pt"/>
    </style:style>
    <style:style style:name="P3" style:family="paragraph" style:parent-style-name="Standard" style:master-page-name="Standard">
      <style:paragraph-properties fo:text-align="center" style:justify-single-word="false" style:page-number="auto"/>
      <style:text-properties officeooo:paragraph-rsid="001d2ed9"/>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size="22pt" style:text-underline-style="solid" style:text-underline-width="auto" style:text-underline-color="font-color" fo:font-weight="bold" officeooo:rsid="001d2ed9" style:font-size-asian="22pt" style:font-weight-asian="bold" style:font-size-complex="22pt" style:font-weight-complex="bold"/>
    </style:style>
    <style:style style:name="T3" style:family="text">
      <style:text-properties officeooo:rsid="001d2ed9"/>
    </style:style>
    <style:style style:name="T4" style:family="text">
      <style:text-properties officeooo:rsid="001da975"/>
    </style:style>
    <style:style style:name="T5" style:family="text">
      <style:text-properties officeooo:rsid="00219c5f"/>
    </style:style>
    <style:style style:name="T6" style:family="text">
      <style:text-properties officeooo:rsid="002394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jet </text:span><text:span text:style-name="T2">2BFIT</text:span></text:p>
      <text:p text:style-name="P1"/>
      <text:p text:style-name="P2">Description écrite de l’architecture</text:p>
      <text:p text:style-name="P1"/>
      <text:p text:style-name="P1">Nous allons décrire notre application en plusieurs étapes, nous allons tout d’abord parler de son architecture puis des patrons de conceptions et enfin des différentes dépendances entre les projets de l’application.</text:p>
      <text:p text:style-name="P1"/>
      <text:p text:style-name="P1"><text:tab/>Pour commencer, notre application se divise en quatre gros projets distincts a qui s’ajoute<text:span text:style-name="T3">nt</text:span> des projets de tests.</text:p>
      <text:p text:style-name="P1"><text:tab/>Les gros projets sont respectivement « <text:span text:style-name="T3">Homepage</text:span>» qui contient tous les éléments visuels <text:span text:style-name="T3">(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Il y a ensuite le projet « <text:span text:style-name="T3">Application</text:span>» qui contient les différentes classes qui sont à la base de l’application. Il y a les classes <text:span text:style-name="T3">Utilisateur</text:span>, <text:span text:style-name="T3">Programme</text:span>, Admin, <text:span text:style-name="T3">Exercice</text:span> , <text:span text:style-name="T3">Valeurs </text:span>ainsi q<text:span text:style-name="T3">u’une</text:span> énumération <text:span text:style-name="T3">Difficulté</text:span>. </text:p>
      <text:p text:style-name="P1">Il y a le projet Manag<text:span text:style-name="T3">e</text:span>ment qui est le gestionnaire de notre application. Il contient une classe Manager qui contient la plupart de notre nos fonctionnalités telles que la création et suppression d’un <text:span text:style-name="T3">Programme</text:span>. La création d’un compte et la connexion à un compte, etc… Ce projet contient aussi une classe avec des méthodes statiques qui contrôle la création d’un utilisateur, <text:span text:style-name="T3">d’un programme,d’un exercice et </text:span>d’un<text:span text:style-name="T3">e valeur</text:span>. </text:p>
      <text:p text:style-name="P1"/>
      <text:p text:style-name="P1">Il y a enfin le projet Persistance <text:span text:style-name="T3">qui</text:span> contient nos données virtuelles dans notre Stub, ainsi que notre persistance dans un fichier XML. Cette hiérarchie démarre avec une interface « IDataManager » que nous avons implémenté à notre stub ainsi qu’à notre <text:span text:style-name="T5">DataContract</text:span>, classe qui effectue la persistance. Nous avons décidé d’avoir une persistance qui n’impacte pas l’écriture de nos différentes classes dites hermétique, on ne retrouve aucune trace de l’utilisation des dataContract, DataMember dans nos classes dites POCO (Modele). On utilise des objets DTO (Data transfert Object) pour persister les données. A chaque sérialisation les objets de types POCO seront transformés en DTO à l’aide des méthodes ToDtos et ToDTO et inversement lors de la désérialisation les méthodes ToPOCOs et ToPOCO pour charger les données. <text:s/></text:p>
      <text:p text:style-name="P1">Les différents tests vérifient que les méthodes des classes et les interactions entre les différentes classes soient fonctionnels et ne présentent aucun bug. </text:p>
      <text:p text:style-name="P1"/>
      <text:p text:style-name="P2">Description patrons de conceptions</text:p>
      <text:p text:style-name="P1"/>
      <text:p text:style-name="P1">Nous utilisons un patron de conception. C’est est un singleton, il est utilisé dans notre classe Navigator dans le projet <text:span text:style-name="T4">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
      <text:p text:style-name="P1"/>
      <text:p text:style-name="P1"/>
      <text:p text:style-name="P1"/>
      <text:p text:style-name="P1"/>
      <text:p text:style-name="P1"/>
      <text:p text:style-name="P1"/>
      <text:p text:style-name="P2"><text:soft-page-break/>Description des dépendances</text:p>
      <text:p text:style-name="P1"/>
      <text:p text:style-name="P1">Enfin, nous allons parler des dépendances entre nos différents projets. </text:p>
      <text:p text:style-name="P1">La vue <text:span text:style-name="T3">Homepage</text:span> est liée à la <text:span text:style-name="T3">P</text:span>ersistance pour charger un Stub ou des données serialisées, elle est liée au Modèle <text:span text:style-name="T3">(nommé Application)</text:span> pour instancier des objets auxiliaires lors de la création de <text:span text:style-name="T3">programme</text:span> ou utilisateurs ainsi qu’<text:span text:style-name="T6">à Management pour instancier un</text:span> Manager qui va permettre d’utiliser toutes les fonctionnalités prévues pour notre application.</text:p>
      <text:p text:style-name="P1">Manag<text:span text:style-name="T3">e</text:span>ment possède des dépendances envers <text:span text:style-name="T3">Application</text:span> car il contient des listes de <text:span text:style-name="T3">programmes</text:span> et d’utilisateurs <text:span text:style-name="T6">ainsi qu’à Persistance car il récupère un IDataManager.</text:span></text:p>
      <text:p text:style-name="P1"><text:span text:style-name="T3">Application</text:span> n’a aucune référence vers d’autres projet car il est la racine de l’application et ne dépend de rien pour exister. </text:p>
      <text:p text:style-name="P1">La persistance a une dépendance vers <text:span text:style-name="T3">Application</text:span> car il instancie dans la classe <text:span text:style-name="T3">Listes</text:span> de<text:span text:style-name="T3">s collections d’utilisateurs et de programmes</text:span> <text:span text:style-name="T3">essentielles</text:span> lors du chargement des données à partir du fichier XML ; et dans le Stub. </text:p>
      <text:p text:style-name="P1"/>
      <text:p text:style-name="P1">Les Test ont des dépendances envers tous les projets excepté la vue afin de tester toutes nos fonctionnalités.</text:p>
      <text:p text:style-name="P1"/>
      <text:p text:style-name="P2">Description des ajouts personnels</text:p>
      <text:p text:style-name="P1"/>
      <text:p text:style-name="P1">Enfin, nous pensons que nos ajouts personnels sont la possibilité de se connecter à l’application ce qui donne des droits supplémentaires à l’<text:span text:style-name="T3">administrateur</text:span> qui se serait connecté tels que l’ajout <text:span text:style-name="T3">de programme parmi-ceux déjà présents, ou sa suppression</text:span>. </text:p>
      <text:p text:style-name="P1"><text:bookmark text:name="_GoBack"/></text:p>
      <text:p text:style-name="P1"><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1T20:52:55.306000000</meta:creation-date>
    <dc:date>2021-06-02T19:41:50.175000000</dc:date>
    <meta:editing-duration>PT12M38S</meta:editing-duration>
    <meta:editing-cycles>4</meta:editing-cycles>
    <meta:generator>LibreOffice/6.3.1.2$Windows_X86_64 LibreOffice_project/b79626edf0065ac373bd1df5c28bd630b4424273</meta:generator>
    <meta:document-statistic meta:table-count="0" meta:image-count="0" meta:object-count="0" meta:page-count="2" meta:paragraph-count="21" meta:word-count="654" meta:character-count="4328" meta:non-whitespace-character-count="3681"/>
  </office:meta>
</office:document-meta>
</file>